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/>
    </style:style>
    <style:style style:name="P2" style:parent-style-name="Normal" style:list-style-name="LFO2" style:family="paragraph">
      <style:paragraph-properties fo:margin-top="0.0694in" fo:margin-bottom="0.0694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/>
    </style:style>
    <style:style style:name="T4" style:parent-style-name="Fonteparág.padrã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/>
    </style:style>
    <style:style style:name="T5" style:parent-style-name="Fonteparág.padrã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/>
    </style:style>
    <style:style style:name="T6" style:parent-style-name="Fonteparág.padrã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/>
    </style:style>
    <style:style style:name="T7" style:parent-style-name="Fonteparág.padrã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/>
    </style:style>
    <style:style style:name="P8" style:parent-style-name="Normal" style:list-style-name="LFO1" style:family="paragraph">
      <style:paragraph-properties fo:margin-top="0.0694in" fo:margin-bottom="0.0694in" fo:line-height="100%"/>
    </style:style>
    <style:style style:name="T9" style:parent-style-name="Fonteparág.padrã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/>
    </style:style>
    <style:style style:name="T10" style:parent-style-name="Fonteparág.padrã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/>
    </style:style>
    <style:style style:name="T11" style:parent-style-name="Fonteparág.padrão" style:family="text">
      <style:text-properties fo:font-size="11pt" style:font-size-asian="11pt" style:font-size-complex="11pt"/>
    </style:style>
    <style:style style:name="T12" style:parent-style-name="Fonteparág.padrão" style:family="text">
      <style:text-properties fo:font-size="11pt" style:font-size-asian="11pt" style:font-size-complex="11pt"/>
    </style:style>
    <style:style style:name="T13" style:parent-style-name="Fonteparág.padrão" style:family="text">
      <style:text-properties fo:font-size="11pt" style:font-size-asian="11pt" style:font-size-complex="11pt"/>
    </style:style>
    <style:style style:name="P14" style:parent-style-name="Default" style:family="paragraph">
      <style:text-properties fo:font-size="11pt" style:font-size-asian="11pt" style:font-size-complex="11pt"/>
    </style:style>
    <style:style style:name="P1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P1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P1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T19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pt" style:country-asian="BR"/>
    </style:style>
    <style:style style:name="T20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T21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pt" style:country-asian="BR"/>
    </style:style>
    <style:style style:name="P2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T24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pt" style:country-asian="BR"/>
    </style:style>
    <style:style style:name="T25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T26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pt" style:country-asian="BR"/>
    </style:style>
    <style:style style:name="P2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T29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pt" style:country-asian="BR"/>
    </style:style>
    <style:style style:name="T30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T31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pt" style:country-asian="BR"/>
    </style:style>
    <style:style style:name="P3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T34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pt" style:country-asian="BR"/>
    </style:style>
    <style:style style:name="T35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T36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pt" style:country-asian="BR"/>
    </style:style>
    <style:style style:name="P3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T39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pt" style:country-asian="BR"/>
    </style:style>
    <style:style style:name="T40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T41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pt" style:country-asian="BR"/>
    </style:style>
    <style:style style:name="T42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asian="pt" style:country-asian="BR"/>
    </style:style>
    <style:style style:name="P43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language-asian="pt" style:country-asian="BR"/>
    </style:style>
    <style:style style:name="T45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pt" style:country-asian="BR"/>
    </style:style>
    <style:style style:name="T46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language-asian="pt" style:country-asian="BR"/>
    </style:style>
    <style:style style:name="T47" style:parent-style-name="Fonteparág.padrão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pt" style:country-asian="BR"/>
    </style:style>
    <style:style style:name="T48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language-asian="pt" style:country-asian="BR"/>
    </style:style>
    <style:style style:name="P4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51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52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53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54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55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56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57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58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59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60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61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62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63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64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P6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67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68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69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70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P7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73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74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75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76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77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78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79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80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81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82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P8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85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86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87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88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89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fo:language="en" fo:country="US" style:language-asian="pt" style:country-asian="BR"/>
    </style:style>
    <style:style style:name="T90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P9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fo:language="en" fo:country="US" style:language-asian="pt" style:country-asian="BR"/>
    </style:style>
    <style:style style:name="T93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style:language-asian="pt" style:country-asian="BR"/>
    </style:style>
    <style:style style:name="T94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style:language-asian="pt" style:country-asian="BR"/>
    </style:style>
    <style:style style:name="T95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style:language-asian="pt" style:country-asian="BR"/>
    </style:style>
    <style:style style:name="T96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style:language-asian="pt" style:country-asian="BR"/>
    </style:style>
    <style:style style:name="T97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style:language-asian="pt" style:country-asian="BR"/>
    </style:style>
    <style:style style:name="T98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style:language-asian="pt" style:country-asian="BR"/>
    </style:style>
    <style:style style:name="P9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style:language-asian="pt" style:country-asian="BR"/>
    </style:style>
    <style:style style:name="T101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style:language-asian="pt" style:country-asian="BR"/>
    </style:style>
    <style:style style:name="T102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style:language-asian="pt" style:country-asian="BR"/>
    </style:style>
    <style:style style:name="T103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style:language-asian="pt" style:country-asian="BR"/>
    </style:style>
    <style:style style:name="T104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style:language-asian="pt" style:country-asian="BR"/>
    </style:style>
    <style:style style:name="T105" style:parent-style-name="Fonteparág.padrão" style:family="text">
      <style:text-properties style:font-name="Courier New" style:font-name-asian="Times New Roman" style:font-name-complex="Courier New" fo:font-weight="bold" style:font-weight-asian="bold" style:font-weight-complex="bold" fo:color="#212121" style:letter-kerning="false" fo:font-size="10pt" style:font-size-asian="10pt" style:font-size-complex="10pt" style:language-asian="pt" style:country-asian="BR"/>
    </style:style>
    <style:style style:name="T106" style:parent-style-name="Fonteparág.padrão" style:family="text">
      <style:text-properties style:font-name="Courier New" style:font-name-asian="Times New Roman" style:font-name-complex="Courier New" fo:color="#212121" style:letter-kerning="false" fo:font-size="10pt" style:font-size-asian="10pt" style:font-size-complex="10pt" style:language-asian="pt" style:country-asian="BR"/>
    </style:style>
    <style:style style:name="T107" style:parent-style-name="Fonteparág.padrão" style:family="text">
      <style:text-properties fo:font-size="11pt" style:font-size-asian="11pt" style:font-size-complex="11pt"/>
    </style:style>
    <style:style style:name="T108" style:parent-style-name="Fonteparág.padrão" style:family="text">
      <style:text-properties fo:font-size="11pt" style:font-size-asian="11pt" style:font-size-complex="11pt"/>
    </style:style>
    <style:style style:name="T109" style:parent-style-name="Fonteparág.padrão" style:family="text">
      <style:text-properties fo:font-size="11pt" style:font-size-asian="11pt" style:font-size-complex="11pt"/>
    </style:style>
    <style:style style:name="P110" style:parent-style-name="Default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Normal"><text:s/>Descreva a arquitetura geral de uma implementação típica do Databricks. Como você configuraria um ambiente Databricks para otimizar o desempenho e a escalabilidade?</text:p>
      <text:list text:style-name="LFO2" text:continue-numbering="true">
        <text:list-item>
          <text:p text:style-name="P2">A implementação típica do Databricks consiste em gerenciamento de recurso do Databrcks realizando o<text:s/><text:span text:style-name="T3">provisionamento de clusters, segurança</text:span><text:span text:style-name="T4">, armazenamento dos dados, interface web para acesso dos usuários e<text:s/></text:span><text:span text:style-name="T5">acesso à rede</text:span><text:span text:style-name="T6">. Além de ser um recurso provisionado em<text:s/></text:span><text:span text:style-name="T7">provedores de nuvem, como AWS, Azure e GCP.</text:span></text:p>
        </text:list-item>
      </text:list>
      <text:list text:style-name="LFO1" text:continue-numbering="true">
        <text:list-item>
          <text:p text:style-name="P8">Sobre desempenho deveremos analisar os processos desenvolvidos ou a desenvolver para que possamos saber qual o<text:s/>tamanho do cluster deveremos utilizar. Para dimensionamento automático em relação aos processos o interessante é utilizar o<text:s/><text:span text:style-name="T9">clusters sem servidor para dimensionamento automático.</text:span><text:span text:style-name="T10"><text:s/>Mas o ideal é sempre está monitorando o desempenho dos fluxos de cargas e assim verificar se existe algum processo que deverá passar por melhorias.</text:span></text:p>
        </text:list-item>
      </text:list>
      <text:p text:style-name="Default"><text:s/><text:span text:style-name="T11">2. Apache Spark e Databricks:<text:s/></text:span></text:p>
      <text:p text:style-name="Normal">Como o Databricks se integra ao Apache Spark? Quais são as principais vantagens do uso do Databricks em comparação com uma instalação padrão do Apache Spark?</text:p>
      <text:p text:style-name="Normal"/>
      <text:p text:style-name="Normal">O Databricks se integra ao Apache Spark<text:s/>criando uma plataforma gerenciada que elimina a instalação, configuração e manutenção trazendo uma interface mais intuitiva.</text:p>
      <text:p text:style-name="Normal">As vantagens que eu vejo em relação ao Apache Spark, pois o Databricks é uma plataforma comercial com suporte técnico que pode ser muito útil para ajudar na resolução dos problemas do dia a dia e também é uma plataforma que está em constante evolução e sempre agregando novas features como exemplo Unity Catalog que facilita a ter um controle maior controle do ambiente.<text:s/></text:p>
      <text:p text:style-name="Default"><text:s/><text:span text:style-name="T12">3. Notebooks e Linguagens de Programação:<text:s/></text:span></text:p>
      <text:p text:style-name="Normal">Explique como você usaria Notebooks no Databricks para criar e executar código. Além disso, como o Databricks suporta várias linguagens de programação, e como você decidiria qual linguagem usar em um projeto específico?</text:p>
      <text:p text:style-name="Normal">Para criar um notebook existe uma opção dentro da Plataforma Databricks com isso abri um notebook e você pode realizar leitura de dados dentro de tabelas do próprio Databricks ou externas como Oracle, SQL, SAP entre outros. <text:s/></text:p>
      <text:p text:style-name="Normal">Para executar os códigos dentro de um notebook existe varias forma “apertar” o botão de run dentro do notebook, criar worflows ou<text:s/>realizar uma execução do notebook via<text:s/>softwares externos<text:s/>como<text:s/>por exemplo<text:s/>Airflow, Datafactory.</text:p>
      <text:p text:style-name="Normal">Trabalhei em alguns projetos com Databricks no qual já trabalhei usando pyspark, pandas ou SQL. Em um projeto de uma multinacional do ramo do varejo foi passado para o nosso time que o padrão de desenvolvimento era o SQL, pois é uma linguagem que a maioria dos desenvolvedores sabem e com isso seria mais fácil de contratar colaboradores para realizar manutenções/evoluções futuras.<text:s/></text:p>
      <text:p text:style-name="Normal"/>
      <text:p text:style-name="Default"/>
      <text:soft-page-break/>
      <text:p text:style-name="Default"><text:s/><text:span text:style-name="T13">4. Integração de Fontes de Dados:<text:s/></text:span></text:p>
      <text:p text:style-name="P14"/>
      <text:p text:style-name="Normal">Como o Databricks facilita a integração com diferentes fontes de dados, como Data Lakes, bancos de dados relacionais e fontes externas? Você pode fornecer um exemplo prático de como lidar com essas integrações?</text:p>
      <text:p text:style-name="Normal">Você pode criar vários notebooks para realizar leitura de dados, como exemplo leitura de arquivos csv, conforme<text:s/>código abaixo:</text:p>
      <text:p text:style-name="P15">Libraries</text:p>
      <text:p text:style-name="P16"/>
      <text:p text:style-name="P17"><text:span text:style-name="T18">from</text:span><text:span text:style-name="T19"><text:s/>notebookutils<text:s/></text:span><text:span text:style-name="T20">import</text:span><text:span text:style-name="T21"><text:s/>mssparkutils</text:span></text:p>
      <text:p text:style-name="P22"><text:span text:style-name="T23">import</text:span><text:span text:style-name="T24"><text:s/>pyspark.sql.functions<text:s/></text:span><text:span text:style-name="T25">as</text:span><text:span text:style-name="T26"><text:s/>f</text:span></text:p>
      <text:p text:style-name="P27"><text:span text:style-name="T28">from</text:span><text:span text:style-name="T29"><text:s/>pyspark.sql.window<text:s/></text:span><text:span text:style-name="T30">import</text:span><text:span text:style-name="T31"><text:s/>Window</text:span></text:p>
      <text:p text:style-name="P32"><text:span text:style-name="T33">from</text:span><text:span text:style-name="T34"><text:s/>datetime<text:s/></text:span><text:span text:style-name="T35">import</text:span><text:span text:style-name="T36"><text:s/>datetime, timezone, timedelta</text:span></text:p>
      <text:p text:style-name="P37"><text:span text:style-name="T38">from</text:span><text:span text:style-name="T39"><text:s/>pyspark.sql.types<text:s/></text:span><text:span text:style-name="T40">import</text:span><text:span text:style-name="T41"><text:s/></text:span><text:span text:style-name="T42">*</text:span></text:p>
      <text:p text:style-name="P43"><text:span text:style-name="T44">from</text:span><text:span text:style-name="T45"><text:s/>delta.tables<text:s/></text:span><text:span text:style-name="T46">import</text:span><text:span text:style-name="T47"><text:s/></text:span><text:span text:style-name="T48">*</text:span></text:p>
      <text:p text:style-name="Normal"/>
      <text:p text:style-name="P49"><text:span text:style-name="T50">df<text:s/></text:span><text:span text:style-name="T51">=</text:span><text:span text:style-name="T52"><text:s/>spark</text:span><text:span text:style-name="T53">.</text:span><text:span text:style-name="T54">read</text:span><text:span text:style-name="T55">.</text:span><text:span text:style-name="T56">csv(filePath['landing'], sep</text:span><text:span text:style-name="T57">=</text:span><text:span text:style-name="T58">'|', encoding</text:span><text:span text:style-name="T59">=</text:span><text:span text:style-name="T60">'ISO-8859-1', schema</text:span><text:span text:style-name="T61">=</text:span><text:span text:style-name="T62">schema, header</text:span><text:span text:style-name="T63">=True</text:span><text:span text:style-name="T64">) \</text:span></text:p>
      <text:p text:style-name="P65"><text:span text:style-name="T66"><text:s text:c="4"/></text:span><text:span text:style-name="T67">.</text:span><text:span text:style-name="T68">na</text:span><text:span text:style-name="T69">.</text:span><text:span text:style-name="T70">drop("all") \</text:span></text:p>
      <text:p text:style-name="P71"><text:span text:style-name="T72"><text:s text:c="4"/></text:span><text:span text:style-name="T73">.</text:span><text:span text:style-name="T74">filter(f</text:span><text:span text:style-name="T75">.</text:span><text:span text:style-name="T76">col(schema</text:span><text:span text:style-name="T77">.</text:span><text:span text:style-name="T78">fieldNames()[2])<text:s/></text:span><text:span text:style-name="T79">!=</text:span><text:span text:style-name="T80"><text:s/>f</text:span><text:span text:style-name="T81">.</text:span><text:span text:style-name="T82">lit('Código_do_Parceiro')) \</text:span></text:p>
      <text:p text:style-name="P83"><text:span text:style-name="T84"><text:s text:c="4"/></text:span><text:span text:style-name="T85">.</text:span><text:span text:style-name="T86">withColumn('EMISSAO', f</text:span><text:span text:style-name="T87">.</text:span><text:span text:style-name="T88">to_date(f</text:span><text:span text:style-name="T89">.</text:span><text:span text:style-name="T90">col('EMISSAO'), 'dd/MM/yyyy')) \</text:span></text:p>
      <text:p text:style-name="P91"><text:span text:style-name="T92"><text:s text:c="4"/></text:span><text:span text:style-name="T93">.</text:span><text:span text:style-name="T94">withColumn('Data_do_vencimento_real', f</text:span><text:span text:style-name="T95">.</text:span><text:span text:style-name="T96">to_date(f</text:span><text:span text:style-name="T97">.</text:span><text:span text:style-name="T98">col('Data_do_vencimento_real'), 'dd/MM/yyyy')) \</text:span></text:p>
      <text:p text:style-name="P99"><text:span text:style-name="T100"><text:s text:c="4"/></text:span><text:span text:style-name="T101">.</text:span><text:span text:style-name="T102">withColumn('Data_Inicial_de_cobranca', f</text:span><text:span text:style-name="T103">.</text:span><text:span text:style-name="T104">to_date(f</text:span><text:span text:style-name="T105">.</text:span><text:span text:style-name="T106">col('Data_Inicial_de_cobranca'), 'dd/MM/yyyy'))</text:span></text:p>
      <text:p text:style-name="Normal"><text:s/></text:p>
      <text:p text:style-name="Default"/>
      <text:p text:style-name="Default"><text:s/><text:span text:style-name="T107">5. Machine Learning no Databricks:<text:s/></text:span></text:p>
      <text:p text:style-name="Normal">Descreva a abordagem que você seguiria para desenvolver e treinar modelos de machine learning no Databricks. Quais são as principais ferramentas e bibliotecas que você usaria para esse fim?</text:p>
      <text:p text:style-name="Normal">Não atuei ainda em projetos de ML.</text:p>
      <text:p text:style-name="Default"><text:s/><text:span text:style-name="T108">6. Segurança e Controle de Acesso:<text:s/></text:span></text:p>
      <text:p text:style-name="Normal">Como o Databricks aborda questões de segurança e controle de acesso? Quais são as práticas recomendadas para garantir a proteção dos dados e ambientes de desenvolvimento?</text:p>
      <text:p text:style-name="Normal">Databricks atua como a maioria dos softwares como exemplo um banco de dados, no qual te possibilita criar grupos de usuários para determinar acessos a específicos Workspace, schema, tabelas e etc..</text:p>
      <text:p text:style-name="Normal">Para determinar a proteção dos dados em ambientes de desenvolvimentos o interessante é trabalhar com dados fictícios ou criptografados para proteção dos dados da companhia.</text:p>
      <text:p text:style-name="Normal"/>
      <text:p text:style-name="Default"/>
      <text:soft-page-break/>
      <text:p text:style-name="Default"><text:s/><text:span text:style-name="T109">7. Desafios e Soluções:<text:s/></text:span></text:p>
      <text:p text:style-name="P110"/>
      <text:p text:style-name="Normal">Pergunta: Conte-nos sobre um desafio específico que você enfrentou ao trabalhar com Databricks e como o resolveu. Qual foi a solução implementada e quais foram os resultados alcançados?</text:p>
      <text:p text:style-name="Normal">Estava em um projeto no qual tínhamos que ler várias tabelas de diversos banco de dados e gravarmos no nosso DataLake. <text:s/>No inicio o pessoal estava criando vários notebooks para carregar essas tabelas, então propus a solução de realizarmos a criação de um único processo para carregarmos esses dados que vinham das bases transacionais.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style:letter-kerning="false" fo:font-size="12pt" style:font-size-asian="12pt" style:font-size-complex="12pt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ré-formataçãoHTML" style:display-name="Pré-formatação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fo:hyphenate="fals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/>
    </style:style>
    <style:style style:name="n" style:display-name="n" style:family="text" style:parent-style-name="Fonteparág.padrão"/>
    <style:style style:name="o" style:display-name="o" style:family="text" style:parent-style-name="Fonteparág.padrão"/>
    <style:style style:name="p" style:display-name="p" style:family="text" style:parent-style-name="Fonteparág.padrão"/>
    <style:style style:name="s1" style:display-name="s1" style:family="text" style:parent-style-name="Fonteparág.padrão"/>
    <style:style style:name="kc" style:display-name="kc" style:family="text" style:parent-style-name="Fonteparág.padrão"/>
    <style:style style:name="s2" style:display-name="s2" style:family="text" style:parent-style-name="Fonteparág.padrão"/>
    <style:style style:name="mi" style:display-name="mi" style:family="text" style:parent-style-name="Fonteparág.padrão"/>
    <style:style style:name="kn" style:display-name="kn" style:family="text" style:parent-style-name="Fonteparág.padrão"/>
    <style:style style:name="nn" style:display-name="nn" style:family="text" style:parent-style-name="Fonteparág.padrão"/>
    <style:style style:name="k" style:display-name="k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isson Kascher</meta:initial-creator>
    <dc:creator>Alisson Kascher</dc:creator>
    <meta:creation-date>2024-05-23T23:01:00Z</meta:creation-date>
    <dc:date>2024-05-23T23:58:00Z</dc:date>
    <meta:template xlink:href="Normal" xlink:type="simple"/>
    <meta:editing-cycles>1</meta:editing-cycles>
    <meta:editing-duration>PT3420S</meta:editing-duration>
    <meta:document-statistic meta:page-count="3" meta:paragraph-count="10" meta:word-count="816" meta:character-count="5218" meta:row-count="36" meta:non-whitespace-character-count="4412"/>
  </office:meta>
</office:document-meta>
</file>